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63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6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63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36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3.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194cm" fo:margin-right="-0.504cm" fo:margin-top="0cm" fo:margin-bottom="0.01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-0.009cm" fo:margin-right="8.154cm" fo:margin-top="0cm" fo:margin-bottom="0.47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4.015cm" fo:margin-right="-0.504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0cm" fo:margin-top="0cm" fo:margin-bottom="0.01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right="0cm" fo:margin-top="0cm" fo:margin-bottom="0.53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right="0cm" fo:margin-top="0cm" fo:margin-bottom="0.45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cm" fo:margin-top="0cm" fo:margin-bottom="0.49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.24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cm" fo:margin-bottom="0.004cm" style:contextual-spacing="false" fo:line-height="107%" fo:text-align="start" style:justify-single-word="false" fo:text-indent="0cm" style:auto-text-indent="false">
        <style:tab-stops>
          <style:tab-stop style:position="3.05cm" style:type="center"/>
          <style:tab-stop style:position="6.107cm" style:type="center"/>
          <style:tab-stop style:position="8.901cm" style:type="center"/>
          <style:tab-stop style:position="11.587cm" style:type="center"/>
          <style:tab-stop style:position="14.543cm" style:type="center"/>
        </style:tab-stops>
      </style:paragraph-properties>
    </style:style>
    <style:style style:name="P19" style:family="paragraph" style:parent-style-name="Normal">
      <style:paragraph-properties fo:margin-left="0cm" fo:margin-right="0cm" fo:margin-top="0cm" fo:margin-bottom="3.171cm" style:contextual-spacing="false" fo:line-height="107%" fo:text-align="start" style:justify-single-word="false" fo:text-indent="0cm" style:auto-text-indent="false">
        <style:tab-stops>
          <style:tab-stop style:position="2.101cm" style:type="center"/>
          <style:tab-stop style:position="4.21cm" style:type="center"/>
          <style:tab-stop style:position="7.267cm" style:type="center"/>
          <style:tab-stop style:position="9.814cm" style:type="center"/>
          <style:tab-stop style:position="12.342cm" style:type="center"/>
          <style:tab-stop style:position="16.699cm" style:type="right"/>
        </style:tab-stops>
      </style:paragraph-properties>
    </style:style>
    <style:style style:name="P20" style:family="paragraph" style:parent-style-name="Normal">
      <style:paragraph-properties fo:margin-left="0cm" fo:margin-right="0.076cm" fo:margin-top="0cm" fo:margin-bottom="1.74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804cm" fo:margin-right="0cm" fo:margin-top="0cm" fo:margin-bottom="0.048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014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00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018cm" fo:margin-right="0.182cm" fo:margin-top="0cm" fo:margin-bottom="2.147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018cm" fo:margin-right="0.191cm" fo:margin-top="0cm" fo:margin-bottom="0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0.185cm" fo:margin-top="0cm" fo:margin-bottom="1.625cm" style:contextual-spacing="false" fo:text-indent="0cm" style:auto-text-indent="false"/>
    </style:style>
    <style:style style:name="P27" style:family="paragraph" style:parent-style-name="Normal">
      <style:paragraph-properties fo:margin-left="0.441cm" fo:margin-right="0cm" fo:margin-top="0cm" fo:margin-bottom="0.349cm" style:contextual-spacing="false" fo:line-height="112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8.691cm" fo:margin-right="7.886cm" fo:margin-top="0cm" fo:margin-bottom="3.037cm" style:contextual-spacing="false" fo:line-height="102%" fo:text-align="center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cm" fo:margin-right="0.185cm" fo:text-indent="1.245cm" style:auto-text-indent="false">
        <style:tab-stops/>
      </style:paragraph-properties>
    </style:style>
    <style:style style:name="P30" style:family="paragraph" style:parent-style-name="Normal">
      <style:paragraph-properties fo:margin-left="0.018cm" fo:margin-right="0.185cm" fo:margin-top="0cm" fo:margin-bottom="0.422cm" style:contextual-spacing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1.236cm" fo:margin-right="0.185cm" fo:text-indent="0cm" style:auto-text-indent="false">
        <style:tab-stops/>
      </style:paragraph-properties>
    </style:style>
    <style:style style:name="P32" style:family="paragraph" style:parent-style-name="Horizontal_20_Line">
      <style:text-properties fo:font-size="14pt" style:font-size-asian="14pt" style:font-size-complex="14pt"/>
    </style:style>
    <style:style style:name="P33" style:family="paragraph" style:parent-style-name="Heading_20_1">
      <style:paragraph-properties fo:margin-left="-0.009cm" fo:margin-right="8.154cm" fo:margin-top="0cm" fo:margin-bottom="0.203cm" style:contextual-spacing="false" fo:line-height="160%" fo:text-indent="0cm" style:auto-text-indent="false">
        <style:tab-stops/>
      </style:paragraph-properties>
    </style:style>
    <style:style style:name="P34" style:family="paragraph" style:parent-style-name="Heading_20_1">
      <style:paragraph-properties fo:margin-top="0cm" fo:margin-bottom="0cm" style:contextual-spacing="false">
        <style:tab-stops>
          <style:tab-stop style:position="5.549cm" style:type="center"/>
          <style:tab-stop style:position="7.285cm" style:type="center"/>
          <style:tab-stop style:position="9.818cm" style:type="center"/>
          <style:tab-stop style:position="12.358cm" style:type="center"/>
          <style:tab-stop style:position="14.882cm" style:type="center"/>
        </style:tab-stops>
      </style:paragraph-properties>
    </style:style>
    <style:style style:name="P35" style:family="paragraph" style:parent-style-name="Heading_20_1">
      <style:paragraph-properties fo:margin-left="0.547cm" fo:margin-right="0cm" fo:text-indent="-0.573cm" style:auto-text-indent="false">
        <style:tab-stops/>
      </style:paragraph-properties>
    </style:style>
    <style:style style:name="P36" style:family="paragraph" style:parent-style-name="Heading_20_1">
      <style:paragraph-properties fo:margin-left="0.547cm" fo:margin-right="0cm" fo:margin-top="0cm" fo:margin-bottom="0.469cm" style:contextual-spacing="false" fo:text-indent="-0.573cm" style:auto-text-indent="false">
        <style:tab-stops/>
      </style:paragraph-properties>
    </style:style>
    <style:style style:name="P37" style:family="paragraph" style:parent-style-name="Heading_20_1">
      <style:paragraph-properties fo:margin-left="0.547cm" fo:margin-right="0cm" fo:margin-top="0cm" fo:margin-bottom="0.467cm" style:contextual-spacing="false" fo:text-indent="-0.573cm" style:auto-text-indent="false">
        <style:tab-stops/>
      </style:paragraph-properties>
    </style:style>
    <style:style style:name="P38" style:family="paragraph" style:parent-style-name="Heading_20_1">
      <style:paragraph-properties fo:margin-left="0.55cm" fo:margin-right="0cm" fo:text-indent="-0.577cm" style:auto-text-indent="false">
        <style:tab-stops/>
      </style:paragraph-properties>
    </style:style>
    <style:style style:name="P39" style:family="paragraph" style:parent-style-name="Heading_20_1">
      <style:paragraph-properties fo:margin-left="0.542cm" fo:margin-right="0cm" fo:margin-top="0cm" fo:margin-bottom="0.448cm" style:contextual-spacing="false" fo:text-indent="-0.568cm" style:auto-text-indent="false">
        <style:tab-stops/>
      </style:paragraph-properties>
    </style:style>
    <style:style style:name="P40" style:family="paragraph" style:parent-style-name="Heading_20_1">
      <style:paragraph-properties fo:margin-left="0.54cm" fo:margin-right="0cm" fo:margin-top="0cm" fo:margin-bottom="0cm" style:contextual-spacing="false" fo:text-indent="-0.566cm" style:auto-text-indent="false">
        <style:tab-stops/>
      </style:paragraph-properties>
    </style:style>
    <style:style style:name="P41" style:family="paragraph" style:parent-style-name="Heading_20_2">
      <style:paragraph-properties fo:margin-left="-0.009cm" fo:margin-right="0cm" fo:margin-top="0cm" fo:margin-bottom="0.53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-0.051cm" fo:margin-right="0cm" fo:margin-top="0cm" fo:margin-bottom="0.9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3" style:family="paragraph" style:parent-style-name="Normal" style:master-page-name="MPF0">
      <style:paragraph-properties fo:margin-left="0cm" fo:margin-right="0.49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44" style:family="paragraph" style:parent-style-name="Normal" style:list-style-name="L1">
      <style:paragraph-properties fo:margin-left="0cm" fo:margin-right="0.185cm" fo:text-indent="-0.296cm" style:auto-text-indent="false"/>
    </style:style>
    <style:style style:name="P45" style:family="paragraph" style:parent-style-name="Normal" style:list-style-name="L2">
      <style:paragraph-properties fo:margin-left="0cm" fo:margin-right="0.185cm" fo:text-indent="-0.923cm" style:auto-text-indent="false"/>
    </style:style>
    <style:style style:name="P46" style:family="paragraph" style:parent-style-name="Normal" style:list-style-name="L2">
      <style:paragraph-properties fo:margin-left="0cm" fo:margin-right="0.185cm" fo:margin-top="0cm" fo:margin-bottom="0.416cm" style:contextual-spacing="false" fo:text-indent="-0.923cm" style:auto-text-indent="false"/>
    </style:style>
    <style:style style:name="P47" style:family="paragraph" style:parent-style-name="Normal" style:list-style-name="L2">
      <style:paragraph-properties fo:margin-left="0cm" fo:margin-right="0.185cm" fo:margin-top="0cm" fo:margin-bottom="0cm" style:contextual-spacing="false" fo:text-indent="-0.923cm" style:auto-text-indent="false"/>
    </style:style>
    <style:style style:name="P48" style:family="paragraph" style:parent-style-name="Normal" style:list-style-name="L2">
      <style:paragraph-properties fo:margin-left="0cm" fo:margin-right="0.185cm" fo:margin-top="0cm" fo:margin-bottom="0.425cm" style:contextual-spacing="false" fo:text-indent="-0.923cm" style:auto-text-indent="false"/>
    </style:style>
    <style:style style:name="P49" style:family="paragraph" style:parent-style-name="Normal" style:list-style-name="L3">
      <style:paragraph-properties fo:margin-left="0cm" fo:margin-right="0.185cm" fo:text-indent="-0.296cm" style:auto-text-indent="false"/>
    </style:style>
    <style:style style:name="P50" style:family="paragraph" style:parent-style-name="Normal" style:list-style-name="L3">
      <style:paragraph-properties fo:margin-left="0cm" fo:margin-right="0.185cm" fo:margin-top="0cm" fo:margin-bottom="0.425cm" style:contextual-spacing="false" fo:text-indent="-0.296cm" style:auto-text-indent="false"/>
    </style:style>
    <style:style style:name="P51" style:family="paragraph" style:parent-style-name="Normal" style:list-style-name="L4">
      <style:paragraph-properties fo:margin-left="0cm" fo:margin-right="0.185cm" fo:text-indent="-0.296cm" style:auto-text-indent="false"/>
    </style:style>
    <style:style style:name="P52" style:family="paragraph" style:parent-style-name="Normal" style:list-style-name="L4">
      <style:paragraph-properties fo:margin-left="0cm" fo:margin-right="0.185cm" fo:margin-top="0cm" fo:margin-bottom="0.469cm" style:contextual-spacing="false" fo:text-indent="-0.296cm" style:auto-text-indent="false"/>
    </style:style>
    <style:style style:name="P53" style:family="paragraph" style:parent-style-name="Normal" style:list-style-name="L4">
      <style:paragraph-properties fo:margin-left="0cm" fo:margin-right="0.185cm" fo:margin-top="0cm" fo:margin-bottom="0.48cm" style:contextual-spacing="false" fo:text-indent="-0.296cm" style:auto-text-indent="false"/>
    </style:style>
    <style:style style:name="P54" style:family="paragraph" style:parent-style-name="Normal" style:list-style-name="L4">
      <style:paragraph-properties fo:margin-left="0cm" fo:margin-right="0.185cm" fo:margin-top="0cm" fo:margin-bottom="0.43cm" style:contextual-spacing="false" fo:text-indent="-0.296cm" style:auto-text-indent="false"/>
    </style:style>
    <style:style style:name="P55" style:family="paragraph" style:parent-style-name="Normal" style:list-style-name="L4">
      <style:paragraph-properties fo:margin-left="0cm" fo:margin-right="0.185cm" fo:margin-top="0cm" fo:margin-bottom="0.543cm" style:contextual-spacing="false" fo:line-height="112%" fo:text-indent="-0.296cm" style:auto-text-indent="false"/>
    </style:style>
    <style:style style:name="P56" style:family="paragraph" style:parent-style-name="Normal">
      <style:paragraph-properties fo:margin-left="0cm" fo:margin-right="0.185cm" fo:margin-top="0cm" fo:margin-bottom="0.432cm" style:contextual-spacing="false" fo:text-indent="1.245cm" style:auto-text-indent="false">
        <style:tab-stops/>
      </style:paragraph-properties>
    </style:style>
    <style:style style:name="P57" style:family="paragraph" style:parent-style-name="Normal">
      <style:paragraph-properties fo:margin-left="0.018cm" fo:margin-right="0.185cm" fo:margin-top="0cm" fo:margin-bottom="0.425cm" style:contextual-spacing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0.018cm" fo:margin-right="0.185cm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-0.009cm" fo:margin-right="0cm" fo:margin-top="0cm" fo:margin-bottom="0.538cm" style:contextual-spacing="false" fo:line-height="107%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0" style:family="paragraph" style:parent-style-name="Normal">
      <style:paragraph-properties fo:margin-left="0cm" fo:margin-right="0cm" fo:margin-top="0cm" fo:margin-bottom="0.639cm" style:contextual-spacing="false" fo:line-height="107%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1" style:family="paragraph" style:parent-style-name="Normal">
      <style:paragraph-properties fo:margin-left="0cm" fo:margin-right="0cm" fo:margin-top="0cm" fo:margin-bottom="0.64cm" style:contextual-spacing="false" fo:line-height="107%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2" style:family="paragraph" style:parent-style-name="Normal">
      <style:paragraph-properties fo:margin-left="0cm" fo:margin-right="0.185cm" fo:margin-top="0cm" fo:margin-bottom="0.019cm" style:contextual-spacing="false" fo:text-indent="1.245cm" style:auto-text-indent="false">
        <style:tab-stops/>
      </style:paragraph-properties>
      <style:text-properties fo:font-size="14pt" style:font-size-asian="14pt" style:font-size-complex="14pt"/>
    </style:style>
    <style:style style:name="P63" style:family="paragraph" style:parent-style-name="Normal">
      <style:paragraph-properties fo:margin-left="0cm" fo:margin-right="0.185cm" fo:margin-top="0cm" fo:margin-bottom="0cm" style:contextual-spacing="false" fo:text-align="start" style:justify-single-word="false" fo:text-indent="1.245cm" style:auto-text-indent="false">
        <style:tab-stops/>
      </style:paragraph-properties>
      <style:text-properties fo:font-size="14pt" style:font-size-asian="14pt" style:font-size-complex="14pt"/>
    </style:style>
    <style:style style:name="P64" style:family="paragraph" style:parent-style-name="Normal">
      <style:paragraph-properties fo:margin-left="0cm" fo:margin-right="0.185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5" style:family="paragraph" style:parent-style-name="Normal">
      <style:paragraph-properties fo:margin-left="0cm" fo:margin-right="0.185cm" fo:text-indent="1.245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6" style:family="paragraph" style:parent-style-name="Text_20_body">
      <style:paragraph-properties fo:margin-left="0cm" fo:margin-right="0.185cm" fo:text-indent="0cm" style:auto-text-indent="false">
        <style:tab-stops/>
      </style:paragraph-properties>
    </style:style>
    <style:style style:name="P67" style:family="paragraph" style:parent-style-name="Text_20_body" style:list-style-name="L5">
      <style:text-properties fo:font-size="14pt" style:font-size-asian="14pt" style:font-size-complex="14pt"/>
    </style:style>
    <style:style style:name="P68" style:family="paragraph" style:parent-style-name="Text_20_body" style:list-style-name="L6">
      <style:text-properties fo:font-size="14pt" style:font-size-asian="14pt" style:font-size-complex="14pt"/>
    </style:style>
    <style:style style:name="P69" style:family="paragraph" style:parent-style-name="Text_20_body" style:list-style-name="L7">
      <style:text-properties fo:font-size="14pt" style:font-size-asian="14pt" style:font-size-complex="14pt"/>
    </style:style>
    <style:style style:name="P70" style:family="paragraph" style:parent-style-name="Text_20_body" style:list-style-name="L8">
      <style:text-properties fo:font-size="14pt" style:font-size-asian="14pt" style:font-size-complex="14pt"/>
    </style:style>
    <style:style style:name="P71" style:family="paragraph" style:parent-style-name="Text_20_body" style:list-style-name="L9">
      <style:text-properties fo:font-size="14pt" style:font-size-asian="14pt" style:font-size-complex="14pt"/>
    </style:style>
    <style:style style:name="P72" style:family="paragraph" style:parent-style-name="Text_20_body" style:list-style-name="L10">
      <style:text-properties fo:font-size="14pt" style:font-size-asian="14pt" style:font-size-complex="14pt"/>
    </style:style>
    <style:style style:name="P73" style:family="paragraph" style:parent-style-name="Text_20_body" style:list-style-name="L11">
      <style:text-properties fo:font-size="14pt" style:font-size-asian="14pt" style:font-size-complex="14pt"/>
    </style:style>
    <style:style style:name="P74" style:family="paragraph" style:parent-style-name="Text_20_body" style:list-style-name="L12">
      <style:text-properties fo:font-size="14pt" style:font-size-asian="14pt" style:font-size-complex="14pt"/>
    </style:style>
    <style:style style:name="P75" style:family="paragraph" style:parent-style-name="Text_20_body" style:list-style-name="L13">
      <style:text-properties fo:font-size="14pt" style:font-size-asian="14pt" style:font-size-complex="14pt"/>
    </style:style>
    <style:style style:name="P76" style:family="paragraph" style:parent-style-name="Text_20_body" style:list-style-name="L14">
      <style:text-properties fo:font-size="14pt" style:font-size-asian="14pt" style:font-size-complex="14pt"/>
    </style:style>
    <style:style style:name="P77" style:family="paragraph" style:parent-style-name="Text_20_body" style:list-style-name="L15">
      <style:text-properties fo:font-size="14pt" style:font-size-asian="14pt" style:font-size-complex="14pt"/>
    </style:style>
    <style:style style:name="P78" style:family="paragraph" style:parent-style-name="Text_20_body" style:list-style-name="L16">
      <style:text-properties fo:font-size="14pt" style:font-size-asian="14pt" style:font-size-complex="14pt"/>
    </style:style>
    <style:style style:name="P79" style:family="paragraph" style:parent-style-name="Text_20_body" style:list-style-name="L17">
      <style:text-properties fo:font-size="14pt" style:font-size-asian="14pt" style:font-size-complex="14pt"/>
    </style:style>
    <style:style style:name="P80" style:family="paragraph" style:parent-style-name="Text_20_body" style:list-style-name="L18">
      <style:text-properties fo:font-size="14pt" style:font-size-asian="14pt" style:font-size-complex="14pt"/>
    </style:style>
    <style:style style:name="P81" style:family="paragraph" style:parent-style-name="Text_20_body" style:list-style-name="L19">
      <style:text-properties fo:font-size="14pt" style:font-size-asian="14pt" style:font-size-complex="14pt"/>
    </style:style>
    <style:style style:name="P82" style:family="paragraph" style:parent-style-name="Text_20_body">
      <style:text-properties fo:font-size="14pt" style:font-size-asian="14pt" style:font-size-complex="14pt"/>
    </style:style>
    <style:style style:name="P83" style:family="paragraph" style:parent-style-name="Text_20_body" style:list-style-name="L20">
      <style:text-properties fo:font-size="14pt" style:font-size-asian="14pt" style:font-size-complex="14pt"/>
    </style:style>
    <style:style style:name="P84" style:family="paragraph">
      <loext:graphic-properties draw:fill="solid" draw:fill-color="#000000" draw:opacity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normal" style:font-size-asian="12pt" style:font-weight-asian="normal"/>
    </style:style>
    <style:style style:name="T3" style:family="text">
      <style:text-properties fo:font-size="12pt" fo:language="ru" fo:country="RU" fo:font-weight="normal" officeooo:rsid="0007f9b8" style:font-size-asian="12pt" style:font-weight-asian="normal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font-name="Calibri" fo:font-size="11pt" style:font-name-asian="Calibri" style:font-size-asian="11pt" style:font-name-complex="Calibri"/>
    </style:style>
    <style:style style:name="T6" style:family="text">
      <style:text-properties fo:font-size="10pt" style:font-size-asian="10pt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font-size="16pt" style:font-size-asian="16pt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normal" style:font-size-asian="14pt" style:font-weight-asian="normal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1.515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3.15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4.42cm"/>
        </style:list-level-properties>
        <style:text-properties style:font-name="Times New Roman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69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96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8.23cm"/>
        </style:list-level-properties>
        <style:text-properties style:font-name="Times New Roman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9.5cm"/>
        </style:list-level-properties>
        <style:text-properties style:font-name="Times New Roman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77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2.0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margin-left="2.141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3.15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4.42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5.69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6.96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8.23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9.5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10.77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2.0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1.515cm"/>
        </style:list-level-properties>
        <style:text-properties style:font-name="Times New Roman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3.15cm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4.42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69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6.96cm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23cm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9.5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0.77cm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0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margin-left="1.515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3.464cm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4.734cm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6.004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7.274cm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8.544cm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9.814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1.084cm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2.354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Default_20_Paragraph_20_Font"><text:span text:style-name="T4"><text:s/></text:span></text:span><text:span text:style-name="Default_20_Paragraph_20_Font"><text:span text:style-name="T1"><text:s/></text:span></text:span></text:p>
      <text:p text:style-name="P42"><draw:custom-shape text:anchor-type="paragraph" draw:z-index="0" draw:name="Group 4460" draw:style-name="gr3" draw:text-style-name="P84" svg:width="16.119cm" svg:height="0.034cm" svg:x="0cm" svg:y="0cm"><text:p/><draw:enhanced-geometry svg:viewBox="0 0 5802757 12192" draw:text-areas="?f8 ?f10 ?f9 ?f11" draw:type="non-primitive" draw:enhanced-path="M 0 0 L 5802757 0 5802757 12192 0 121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02757"/><draw:equation draw:name="f7" draw:formula="?f4 / 12192"/><draw:equation draw:name="f8" draw:formula="0 / ?f6"/><draw:equation draw:name="f9" draw:formula="5802757 / ?f6"/><draw:equation draw:name="f10" draw:formula="0 / ?f7"/><draw:equation draw:name="f11" draw:formula="12192 / ?f7"/></draw:enhanced-geometry></draw:custom-shape><text:span text:style-name="Default_20_Paragraph_20_Font"/></text:p>
      <text:p text:style-name="P24"><text:span text:style-name="Default_20_Paragraph_20_Font"><text:span text:style-name="T1">КАФЕДРА <text:s text:c="2"/></text:span></text:span></text:p>
      <text:h text:style-name="P33" text:outline-level="1" text:is-list-header="true"><text:span text:style-name="Default_20_Paragraph_20_Font"><text:span text:style-name="T2">ОТЧЕТ <text:s/>ЗАЩИЩЕН С ОЦЕНКОЙ ПРЕПОДАВАТЕЛЬ </text:span></text:span></text:h>
      <text:p text:style-name="P8"><text:span text:style-name="Default_20_Paragraph_20_Font"><text:span text:style-name="T1"><text:s text:c="2"/><text:tab/> <text:tab/> <text:tab/> <text:tab/> <text:s/></text:span></text:span></text:p>
      <text:p text:style-name="P9"><text:span text:style-name="Default_20_Paragraph_20_Font"><text:span text:style-name="T5"><draw:g text:anchor-type="as-char" draw:z-index="1" draw:name="Group 4461" draw:style-name="gr1"><draw:custom-shape draw:name="Shape 5992" draw:style-name="gr2" draw:text-style-name="P84" svg:width="5.718cm" svg:height="0.025cm" svg:x="0cm" svg:y="0cm"><text:p/><draw:enhanced-geometry svg:viewBox="0 0 2058289 9144" draw:text-areas="?f8 ?f10 ?f9 ?f11" draw:type="non-primitive" draw:enhanced-path="M 0 0 L 2058289 0 205828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58289"/><draw:equation draw:name="f7" draw:formula="?f4 / 9144"/><draw:equation draw:name="f8" draw:formula="0 / ?f6"/><draw:equation draw:name="f9" draw:formula="2058289 / ?f6"/><draw:equation draw:name="f10" draw:formula="0 / ?f7"/><draw:equation draw:name="f11" draw:formula="9144 / ?f7"/></draw:enhanced-geometry></draw:custom-shape><draw:custom-shape draw:name="Shape 5993" draw:style-name="gr2" draw:text-style-name="P84" svg:width="4.98cm" svg:height="0.025cm" svg:x="6.218cm" svg:y="0cm"><text:p/><draw:enhanced-geometry svg:viewBox="0 0 1793113 9144" draw:text-areas="?f8 ?f10 ?f9 ?f11" draw:type="non-primitive" draw:enhanced-path="M 0 0 L 1793113 0 179311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93113"/><draw:equation draw:name="f7" draw:formula="?f4 / 9144"/><draw:equation draw:name="f8" draw:formula="0 / ?f6"/><draw:equation draw:name="f9" draw:formula="1793113 / ?f6"/><draw:equation draw:name="f10" draw:formula="0 / ?f7"/><draw:equation draw:name="f11" draw:formula="9144 / ?f7"/></draw:enhanced-geometry></draw:custom-shape><draw:custom-shape draw:name="Shape 5994" draw:style-name="gr2" draw:text-style-name="P84" svg:width="5.319cm" svg:height="0.025cm" svg:x="11.689cm" svg:y="0cm"><text:p/><draw:enhanced-geometry svg:viewBox="0 0 1914779 9144" draw:text-areas="?f8 ?f10 ?f9 ?f11" draw:type="non-primitive" draw:enhanced-path="M 0 0 L 1914779 0 191477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4779"/><draw:equation draw:name="f7" draw:formula="?f4 / 9144"/><draw:equation draw:name="f8" draw:formula="0 / ?f6"/><draw:equation draw:name="f9" draw:formula="1914779 / ?f6"/><draw:equation draw:name="f10" draw:formula="0 / ?f7"/><draw:equation draw:name="f11" draw:formula="9144 / ?f7"/></draw:enhanced-geometry></draw:custom-shape></draw:g></text:span></text:span></text:p>
      <text:p text:style-name="P18"><text:span text:style-name="Default_20_Paragraph_20_Font"><text:span text:style-name="T5"><text:tab/></text:span></text:span><text:span text:style-name="Default_20_Paragraph_20_Font"><text:span text:style-name="T6">должность, уч. степень, звание <text:tab/></text:span></text:span><text:span text:style-name="Default_20_Paragraph_20_Font"><text:span text:style-name="T1"> <text:tab/></text:span></text:span><text:span text:style-name="Default_20_Paragraph_20_Font"><text:span text:style-name="T6">подпись, дата <text:tab/></text:span></text:span><text:span text:style-name="Default_20_Paragraph_20_Font"><text:span text:style-name="T1"> <text:tab/></text:span></text:span><text:span text:style-name="Default_20_Paragraph_20_Font"><text:span text:style-name="T6">инициалы, фамилия </text:span></text:span></text:p>
      <text:p text:style-name="P20"><text:s/></text:p>
      <text:p text:style-name="P26">ОТЧЕТ О ЛАБОРАТОРНОЙ РАБОТЕ №4 </text:p>
      <text:p text:style-name="P21"><text:s/></text:p>
      <text:p text:style-name="P27">Требования к программной системе помощи водителю в сложных условиях по курсу: Разработка и анализ требований </text:p>
      <text:p text:style-name="P28"><text:s/><text:span text:style-name="Default_20_Paragraph_20_Font"><text:span text:style-name="T1"><text:s/></text:span></text:span></text:p>
      <text:p text:style-name="P10"><text:span text:style-name="Default_20_Paragraph_20_Font"><text:span text:style-name="T1">РАБОТУ ВЫПОЛНИЛ </text:span></text:span></text:p>
      <text:h text:style-name="P34" text:outline-level="1" text:is-list-header="true"><text:span text:style-name="Default_20_Paragraph_20_Font"><text:span text:style-name="T2">СТУДЕНТ гр. № <text:tab/> <text:s/><text:tab/> <text:tab/> <text:tab/></text:span></text:span><text:span text:style-name="Default_20_Paragraph_20_Font"><text:span text:style-name="T3">Столяров Н.С.</text:span></text:span><text:span text:style-name="Default_20_Paragraph_20_Font"><text:span text:style-name="T2"> <text:tab/> <text:s/></text:span></text:span></text:h>
      <text:p text:style-name="P11"><text:span text:style-name="Default_20_Paragraph_20_Font"><text:span text:style-name="T5"><draw:g text:anchor-type="as-char" draw:z-index="2" draw:name="Group 4464" draw:style-name="gr1"><draw:custom-shape draw:name="Shape 5998" draw:style-name="gr2" draw:text-style-name="P84" svg:width="3.058cm" svg:height="0.025cm" svg:x="0cm" svg:y="0cm"><text:p/><draw:enhanced-geometry svg:viewBox="0 0 1100938 9144" draw:text-areas="?f8 ?f10 ?f9 ?f11" draw:type="non-primitive" draw:enhanced-path="M 0 0 L 1100938 0 1100938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938"/><draw:equation draw:name="f7" draw:formula="?f4 / 9144"/><draw:equation draw:name="f8" draw:formula="0 / ?f6"/><draw:equation draw:name="f9" draw:formula="1100938 / ?f6"/><draw:equation draw:name="f10" draw:formula="0 / ?f7"/><draw:equation draw:name="f11" draw:formula="9144 / ?f7"/></draw:enhanced-geometry></draw:custom-shape><draw:custom-shape draw:name="Shape 5999" draw:style-name="gr2" draw:text-style-name="P84" svg:width="4.657cm" svg:height="0.025cm" svg:x="3.473cm" svg:y="0cm"><text:p/><draw:enhanced-geometry svg:viewBox="0 0 1677035 9144" draw:text-areas="?f8 ?f10 ?f9 ?f11" draw:type="non-primitive" draw:enhanced-path="M 0 0 L 1677035 0 1677035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7035"/><draw:equation draw:name="f7" draw:formula="?f4 / 9144"/><draw:equation draw:name="f8" draw:formula="0 / ?f6"/><draw:equation draw:name="f9" draw:formula="1677035 / ?f6"/><draw:equation draw:name="f10" draw:formula="0 / ?f7"/><draw:equation draw:name="f11" draw:formula="9144 / ?f7"/></draw:enhanced-geometry></draw:custom-shape><draw:custom-shape draw:name="Shape 6000" draw:style-name="gr2" draw:text-style-name="P84" svg:width="4.642cm" svg:height="0.025cm" svg:x="8.546cm" svg:y="0cm"><text:p/><draw:enhanced-geometry svg:viewBox="0 0 1670939 9144" draw:text-areas="?f8 ?f10 ?f9 ?f11" draw:type="non-primitive" draw:enhanced-path="M 0 0 L 1670939 0 167093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0939"/><draw:equation draw:name="f7" draw:formula="?f4 / 9144"/><draw:equation draw:name="f8" draw:formula="0 / ?f6"/><draw:equation draw:name="f9" draw:formula="1670939 / ?f6"/><draw:equation draw:name="f10" draw:formula="0 / ?f7"/><draw:equation draw:name="f11" draw:formula="9144 / ?f7"/></draw:enhanced-geometry></draw:custom-shape></draw:g></text:span></text:span></text:p>
      <text:p text:style-name="P19"><text:span text:style-name="Default_20_Paragraph_20_Font"><text:span text:style-name="T5"><text:tab/></text:span></text:span><text:span text:style-name="Default_20_Paragraph_20_Font"><text:span text:style-name="T6"> <text:tab/></text:span></text:span><text:span text:style-name="Default_20_Paragraph_20_Font"><text:span text:style-name="T1"> <text:tab/> <text:tab/></text:span></text:span><text:span text:style-name="Default_20_Paragraph_20_Font"><text:span text:style-name="T6">подпись, дата <text:tab/></text:span></text:span><text:span text:style-name="Default_20_Paragraph_20_Font"><text:span text:style-name="T1"> <text:tab/></text:span></text:span><text:span text:style-name="Default_20_Paragraph_20_Font"><text:span text:style-name="T6">инициалы, фамилия </text:span></text:span></text:p>
      <text:p text:style-name="P25"><text:span text:style-name="Default_20_Paragraph_20_Font"><text:span text:style-name="T1">Санкт-Петербург 2025 </text:span></text:span></text:p>
      <text:p text:style-name="P3"><text:span text:style-name="Default_20_Paragraph_20_Font"><text:span text:style-name="T1"><text:s/></text:span></text:span></text:p>
      <text:p text:style-name="P12"><text:span text:style-name="Default_20_Paragraph_20_Font"><text:span text:style-name="T13">Задание: <text:s/></text:span></text:span></text:p>
      <text:p text:style-name="P62">Разработать требования к ПО по теме своей ВКР. (Система помощи водителю в сложных условиях) </text:p>
      <text:p text:style-name="P60"><text:soft-page-break/><text:s/></text:p>
      <text:h text:style-name="P35" text:outline-level="1"><text:span text:style-name="T11">Постановка задачи</text:span><text:span text:style-name="Default_20_Paragraph_20_Font"><text:span text:style-name="T12"> </text:span></text:span></text:h>
      <text:p text:style-name="P63">В данной работе разрабатываются требования к программному обеспечению, предназначенному для системы биометрической идентификации человека по характеристикам его походки (GaitID - Gait Identification System).</text:p>
      <text:p text:style-name="P63"/>
      <text:p text:style-name="P63">Система использует исключительно данные встроенных датчиков мобильных устройств - гироскопа и акселерометра, что обеспечивает ее работу без дополнительного оборудования. Проект ориентирован на создание надежного решения для:<text:line-break/><text:line-break/><text:tab/> - Беспарольной аутентификации пользователей <text:line-break/><text:tab/> - Контроля доступа к мобильным приложениям <text:line-break/><text:tab/> - Мониторинга физического состояния пользователя <text:line-break/><text:tab/> - Систем безопасности и трекинга </text:p>
      <text:p text:style-name="P64"/>
      <text:p text:style-name="P64"><text:tab/>Основной акцент делается на модули сбора данных сенсоров, обработки сигналов походки, машинного обучения и интеграции с системами аутентификации.<text:line-break/></text:p>
      <text:h text:style-name="P38" text:outline-level="1"><text:span text:style-name="T11">Цели и задачи заказчика</text:span><text:span text:style-name="Default_20_Paragraph_20_Font"><text:span text:style-name="T12"> </text:span></text:span></text:h>
      <text:p text:style-name="P66"><text:span text:style-name="Strong_20_Emphasis"><text:span text:style-name="T11">Основные цели:</text:span></text:span></text:p>
      <text:list text:style-name="L5">
        <text:list-item>
          <text:p text:style-name="P67">Создание высокоточного алгоритма идентификации по походке</text:p>
        </text:list-item>
        <text:list-item>
          <text:p text:style-name="P67">Обеспечение энергоэффективной работы на мобильных устройствах</text:p>
        </text:list-item>
        <text:list-item>
          <text:p text:style-name="P67">Разработка универсального решения для различных платформ</text:p>
        </text:list-item>
        <text:list-item>
          <text:p text:style-name="P67">Гарантия конфиденциальности пользовательских данных</text:p>
        </text:list-item>
      </text:list>
      <text:p text:style-name="Text_20_body"><text:span text:style-name="Strong_20_Emphasis"><text:span text:style-name="T11">Конкретные задачи:</text:span></text:span></text:p>
      <text:list text:style-name="L6">
        <text:list-item>
          <text:p text:style-name="P68">Разработка алгоритмов обработки сигналов с гироскопа и акселерометра</text:p>
        </text:list-item>
        <text:list-item>
          <text:p text:style-name="P68">Создание модели машинного обучения для анализа походки</text:p>
        </text:list-item>
        <text:list-item>
          <text:p text:style-name="P68">Реализация механизма сравнения с эталонными образцами</text:p>
        </text:list-item>
        <text:list-item>
          <text:p text:style-name="P68">Разработка пользовательского интерфейса и API для интеграции</text:p>
        </text:list-item>
        <text:list-item>
          <text:p text:style-name="P68">Обеспечение защиты от спуфинговых атак</text:p>
        </text:list-item>
      </text:list>
      <text:p text:style-name="P65"><text:soft-page-break/></text:p>
      <text:p text:style-name="P61"><text:s/></text:p>
      <text:h text:style-name="P39" text:outline-level="1"><text:span text:style-name="T11">Функциональные требования</text:span><text:span text:style-name="Default_20_Paragraph_20_Font"><text:span text:style-name="T12"> </text:span></text:span></text:h>
      <text:h text:style-name="P41" text:outline-level="2"><text:span text:style-name="Strong_20_Emphasis"><text:span text:style-name="T11">5. Функциональные требования</text:span></text:span></text:h>
      <text:h text:style-name="Heading_20_3" text:outline-level="3"><text:span text:style-name="Strong_20_Emphasis"><text:span text:style-name="T11">5.1 Модуль сбора данных</text:span></text:span></text:h>
      <text:list text:style-name="L7">
        <text:list-item>
          <text:p text:style-name="P69">Частота опроса датчиков: 50-100 Гц</text:p>
        </text:list-item>
        <text:list-item>
          <text:p text:style-name="P69">Поддержка стандартных Android и iOS сенсоров</text:p>
        </text:list-item>
        <text:list-item>
          <text:p text:style-name="P69">Фильтрация шумов и артефактов движения</text:p>
        </text:list-item>
        <text:list-item>
          <text:p text:style-name="P69">Автоматическая калибровка под положение устройства</text:p>
        </text:list-item>
      </text:list>
      <text:h text:style-name="Heading_20_3" text:outline-level="3"><text:span text:style-name="Strong_20_Emphasis"><text:span text:style-name="T11">5.2 Модуль обработки сигналов</text:span></text:span></text:h>
      <text:list text:style-name="L8">
        <text:list-item>
          <text:p text:style-name="P70">Выделение ключевых параметров походки:</text:p>
          <text:list>
            <text:list-item>
              <text:p text:style-name="P70">Частота шагов</text:p>
            </text:list-item>
            <text:list-item>
              <text:p text:style-name="P70">Амплитуда вертикальных колебаний</text:p>
            </text:list-item>
            <text:list-item>
              <text:p text:style-name="P70">Симметрия движений</text:p>
            </text:list-item>
            <text:list-item>
              <text:p text:style-name="P70">Динамика вращения</text:p>
            </text:list-item>
          </text:list>
        </text:list-item>
        <text:list-item>
          <text:p text:style-name="P70">Формирование цифрового "отпечатка" походки</text:p>
        </text:list-item>
      </text:list>
      <text:h text:style-name="Heading_20_3" text:outline-level="3"><text:span text:style-name="Strong_20_Emphasis"><text:span text:style-name="T11">5.3 Модуль идентификации</text:span></text:span></text:h>
      <text:list text:style-name="L9">
        <text:list-item>
          <text:p text:style-name="P71">Точность распознавания ≥85%</text:p>
        </text:list-item>
        <text:list-item>
          <text:p text:style-name="P71">Время идентификации &lt;500 мс</text:p>
        </text:list-item>
        <text:list-item>
          <text:p text:style-name="P71">Поддержка нескольких пользователей на устройстве</text:p>
        </text:list-item>
        <text:list-item>
          <text:p text:style-name="P71">Механизм адаптации к изменениям походки</text:p>
        </text:list-item>
      </text:list>
      <text:h text:style-name="Heading_20_3" text:outline-level="3"><text:span text:style-name="Strong_20_Emphasis"><text:span text:style-name="T11">5.4 Пользовательский интерфейс</text:span></text:span></text:h>
      <text:list text:style-name="L10">
        <text:list-item>
          <text:p text:style-name="P72">Процесс первичной калибровки (20-30 шагов)</text:p>
        </text:list-item>
        <text:list-item>
          <text:p text:style-name="P72">Настройка чувствительности системы</text:p>
        </text:list-item>
        <text:list-item>
          <text:p text:style-name="P72">Визуализация процесса идентификации</text:p>
        </text:list-item>
        <text:list-item>
          <text:p text:style-name="P72">Управление списком доверенных пользователей</text:p>
        </text:list-item>
      </text:list>
      <text:h text:style-name="Heading_20_3" text:outline-level="3"><text:soft-page-break/><text:span text:style-name="Strong_20_Emphasis"><text:span text:style-name="T11">5.5 Безопасность</text:span></text:span></text:h>
      <text:list text:style-name="L11">
        <text:list-item>
          <text:p text:style-name="P73">Локальное хранение шаблонов походки</text:p>
        </text:list-item>
        <text:list-item>
          <text:p text:style-name="P73">Шифрование передаваемых данных</text:p>
        </text:list-item>
        <text:list-item>
          <text:p text:style-name="P73">Защита от подмены сенсорных данных</text:p>
        </text:list-item>
      </text:list>
      <text:p text:style-name="P32"/>
      <text:h text:style-name="Heading_20_2" text:outline-level="2"><text:span text:style-name="Strong_20_Emphasis"><text:span text:style-name="T11">6. Нефункциональные требования</text:span></text:span></text:h>
      <text:h text:style-name="Heading_20_3" text:outline-level="3"><text:span text:style-name="Strong_20_Emphasis"><text:span text:style-name="T11">6.1 Производительность</text:span></text:span></text:h>
      <text:list text:style-name="L12">
        <text:list-item>
          <text:p text:style-name="P74">Максимальная задержка идентификации: 500 мс</text:p>
        </text:list-item>
        <text:list-item>
          <text:p text:style-name="P74">Потребление CPU: ≤5%</text:p>
        </text:list-item>
        <text:list-item>
          <text:p text:style-name="P74">Энергопотребление: ≤2%/час в фоновом режиме</text:p>
        </text:list-item>
      </text:list>
      <text:h text:style-name="Heading_20_3" text:outline-level="3"><text:span text:style-name="Strong_20_Emphasis"><text:span text:style-name="T11">6.2 Надежность</text:span></text:span></text:h>
      <text:list text:style-name="L13">
        <text:list-item>
          <text:p text:style-name="P75">Работа при различных положениях устройства</text:p>
        </text:list-item>
        <text:list-item>
          <text:p text:style-name="P75">Устойчивость к изменениям обуви/груза</text:p>
        </text:list-item>
        <text:list-item>
          <text:p text:style-name="P75">Автоматическая перекалибровка при долгом неиспользовании</text:p>
        </text:list-item>
      </text:list>
      <text:h text:style-name="Heading_20_3" text:outline-level="3"><text:span text:style-name="Strong_20_Emphasis"><text:span text:style-name="T11">6.3 Совместимость</text:span></text:span></text:h>
      <text:list text:style-name="L14">
        <text:list-item>
          <text:p text:style-name="P76">Поддержка Android 9+ и iOS 13+</text:p>
        </text:list-item>
        <text:list-item>
          <text:p text:style-name="P76">Работа на 95% современных смартфонов</text:p>
        </text:list-item>
        <text:list-item>
          <text:p text:style-name="P76">API для интеграции с другими приложениями</text:p>
        </text:list-item>
      </text:list>
      <text:h text:style-name="Heading_20_3" text:outline-level="3"><text:span text:style-name="Strong_20_Emphasis"><text:span text:style-name="T11">6.4 Безопасность</text:span></text:span></text:h>
      <text:list text:style-name="L15">
        <text:list-item>
          <text:p text:style-name="P77">Отсутствие передачи биометрических данных</text:p>
        </text:list-item>
        <text:list-item>
          <text:p text:style-name="P77">Защита от replay-атак</text:p>
        </text:list-item>
        <text:list-item>
          <text:p text:style-name="P77">Механизм принудительной переаутентификации</text:p>
        </text:list-item>
      </text:list>
      <text:h text:style-name="Heading_20_3" text:outline-level="3"><text:span text:style-name="Strong_20_Emphasis"><text:span text:style-name="T11">6.5 Масштабируемость</text:span></text:span></text:h>
      <text:list text:style-name="L16">
        <text:list-item>
          <text:p text:style-name="P78">Поддержка облачной синхронизации профилей</text:p>
        </text:list-item>
        <text:list-item>
          <text:p text:style-name="P78">Возможность добавления новых алгоритмов анализа</text:p>
        </text:list-item>
        <text:list-item>
          <text:p text:style-name="P78">Модульная архитектура системы</text:p>
        </text:list-item>
      </text:list>
      <text:p text:style-name="P32"/>
      <text:h text:style-name="Heading_20_2" text:outline-level="2"><text:soft-page-break/><text:span text:style-name="Strong_20_Emphasis"><text:span text:style-name="T11">7. Техническая реализация</text:span></text:span></text:h>
      <text:h text:style-name="Heading_20_3" text:outline-level="3"><text:span text:style-name="Strong_20_Emphasis"><text:span text:style-name="T11">7.1 Аппаратные требования</text:span></text:span></text:h>
      <text:list text:style-name="L17">
        <text:list-item>
          <text:p text:style-name="P79">Минимальные:</text:p>
          <text:list>
            <text:list-item>
              <text:p text:style-name="P79">3-осевой акселерометр</text:p>
            </text:list-item>
            <text:list-item>
              <text:p text:style-name="P79">3-осевой гироскоп</text:p>
            </text:list-item>
            <text:list-item>
              <text:p text:style-name="P79">2 ГБ оперативной памяти</text:p>
            </text:list-item>
          </text:list>
        </text:list-item>
        <text:list-item>
          <text:p text:style-name="P79">Рекомендуемые:</text:p>
          <text:list>
            <text:list-item>
              <text:p text:style-name="P79">Датчики с частотой опроса ≥100 Гц</text:p>
            </text:list-item>
            <text:list-item>
              <text:p text:style-name="P79">Сопроцессор для обработки сенсорных данных</text:p>
            </text:list-item>
          </text:list>
        </text:list-item>
      </text:list>
      <text:h text:style-name="Heading_20_3" text:outline-level="3"><text:span text:style-name="Strong_20_Emphasis"><text:span text:style-name="T11">7.2 Программное обеспечение</text:span></text:span></text:h>
      <text:list text:style-name="L18">
        <text:list-item>
          <text:p text:style-name="P80">Мобильная платформа:</text:p>
          <text:list>
            <text:list-item>
              <text:p text:style-name="P80">Android: Kotlin, Java</text:p>
            </text:list-item>
            <text:list-item>
              <text:p text:style-name="P80">iOS: Swift</text:p>
            </text:list-item>
          </text:list>
        </text:list-item>
        <text:list-item>
          <text:p text:style-name="P80">Машинное обучение:</text:p>
          <text:list>
            <text:list-item>
              <text:p text:style-name="P80">TensorFlow Lite</text:p>
            </text:list-item>
            <text:list-item>
              <text:p text:style-name="P80">ONNX Runtime</text:p>
            </text:list-item>
          </text:list>
        </text:list-item>
        <text:list-item>
          <text:p text:style-name="P80">Обработка сигналов:</text:p>
          <text:list>
            <text:list-item>
              <text:p text:style-name="P80">SciPy (Python для прототипирования)</text:p>
            </text:list-item>
            <text:list-item>
              <text:p text:style-name="P80">Собственные C++ библиотеки</text:p>
            </text:list-item>
          </text:list>
        </text:list-item>
      </text:list>
      <text:h text:style-name="Heading_20_3" text:outline-level="3"><text:span text:style-name="Strong_20_Emphasis"><text:span text:style-name="T11">7.3 Архитектура</text:span></text:span></text:h>
      <text:list text:style-name="L19">
        <text:list-item>
          <text:p text:style-name="P81">Модульная структура:</text:p>
          <text:list>
            <text:list-item>
              <text:p text:style-name="P81">Драйвер сенсоров</text:p>
            </text:list-item>
            <text:list-item>
              <text:p text:style-name="P81">Предобработка сигналов</text:p>
            </text:list-item>
            <text:list-item>
              <text:p text:style-name="P81">Извлечение признаков</text:p>
            </text:list-item>
            <text:list-item>
              <text:p text:style-name="P81">Классификация</text:p>
            </text:list-item>
            <text:list-item>
              <text:p text:style-name="P81">Интерфейс пользователя</text:p>
            </text:list-item>
          </text:list>
        </text:list-item>
        <text:list-item>
          <text:p text:style-name="P81">Микросервисная организация кода</text:p>
        </text:list-item>
      </text:list>
      <text:p text:style-name="P32"/>
      <text:h text:style-name="Heading_20_2" text:outline-level="2"><text:soft-page-break/><text:span text:style-name="Strong_20_Emphasis"><text:span text:style-name="T11">8. Заключение</text:span></text:span></text:h>
      <text:p text:style-name="P82">Система GaitID предоставляет инновационный подход к биометрической идентификации, используя только стандартные датчики мобильных устройств. Разработанные требования обеспечивают создание надежного, энергоэффективного решения с высокой точностью распознавания.</text:p>
      <text:p text:style-name="Text_20_body"><text:span text:style-name="Strong_20_Emphasis"><text:span text:style-name="T11">Перспективы развития:</text:span></text:span></text:p>
      <text:list text:style-name="L20">
        <text:list-item>
          <text:p text:style-name="P83">Интеграция с системами умного дома</text:p>
        </text:list-item>
        <text:list-item>
          <text:p text:style-name="P83">Применение в медицинском мониторинге</text:p>
        </text:list-item>
        <text:list-item>
          <text:p text:style-name="P83">Использование в системах кибербезопасности</text:p>
        </text:list-item>
        <text:list-item>
          <text:p text:style-name="P83">Адаптация для носимых устройств (умные часы, фитнес-трекеры)</text:p>
        </text:list-item>
      </text:list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.356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4.21cm" fo:margin-right="0cm" fo:margin-top="0cm" fo:margin-bottom="0.517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_5f_CharOUTLINE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999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8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6</text:page-number></text:span></text:span><text:span text:style-name="Default_20_Paragraph_20_Font"><text:span text:style-name="MT1"> </text:span></text:span></text:p>
      </style:footer>
    </style:master-page>
    <style:master-page style:name="MPF0" style:page-layout-name="Mpm2" draw:style-name="Mdp1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Андрей Захаров</meta:initial-creator>
    <meta:creation-date>2025-04-16T14:13:00Z</meta:creation-date>
    <dc:date>2025-04-16T18:48:33.057000000</dc:date>
    <meta:editing-cycles>5</meta:editing-cycles>
    <meta:editing-duration>PT18M46S</meta:editing-duration>
    <meta:document-statistic meta:table-count="0" meta:image-count="0" meta:object-count="0" meta:page-count="6" meta:paragraph-count="121" meta:word-count="589" meta:character-count="4536" meta:non-whitespace-character-count="4049"/>
    <meta:template xlink:type="simple" xlink:actuate="onRequest" xlink:title="" xlink:href="Normal"/>
  </office:meta>
</office:document-meta>
</file>